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/>
    </style:style>
    <style:style style:name="P7" style:family="paragraph" style:parent-style-name="Standard">
      <style:paragraph-properties fo:margin-top="0.1665in" fo:margin-bottom="0.1665in" loext:contextual-spacing="false" fo:line-height="100%"/>
    </style:style>
    <style:style style:name="P8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Heading_20_1">
      <style:paragraph-properties fo:margin-left="0in" fo:margin-right="0in" fo:text-indent="0in" style:auto-text-indent="false"/>
    </style:style>
    <style:style style:name="P1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style:font-name="Calibri" fo:font-size="13pt" fo:font-weight="bold" style:font-name-asian="Calibri1" style:font-size-asian="13pt" style:font-weight-asian="bold" style:font-name-complex="Calibri1" style:font-size-complex="13pt" style:font-weight-complex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aczyuw2yex2w"/><text:span text:style-name="T1">Sistemas Informáticos</text:span><text:span text:style-name="T2"><text:line-break/></text:span><text:span text:style-name="T3">Unidad 12. Actividades no e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e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Enero 2026</text:span></text:p>
      <text:p text:style-name="P5"/>
      <text:p text:style-name="P6"><text:span text:style-name="T6">Unidad 12. Actividades no evaluables 01</text:span></text:p>
      <text:p text:style-name="P7">Usa los foros para hacer preguntas o ayudar a tus compañeros 🙂</text:p>
      <text:p text:style-name="P16"><text:bookmark text:name="_qr4hmzo3r668"/>1. Ejercicio 01</text:p>
      <text:p text:style-name="P7"><text:span text:style-name="T8">a)</text:span> Crea un script que cree en el <text:span text:style-name="T8">directorio actual</text:span> <text:span text:style-name="T8">70 carpetas</text:span> numeradas del <text:span text:style-name="T8">00 al 70</text:span>.<text:line-break/>Los números de una sola cifra deben llevar un <text:span text:style-name="T8">0 a la izquierda</text:span>.</text:p>
      <text:p text:style-name="P7"><text:span text:style-name="T8">b)</text:span> Crea un script que pregunte si un foro es <text:span text:style-name="T8">bueno o malo</text:span>, solicitando la respuesta por teclado.<text:line-break/>Debe repetir la pregunta hasta que el usuario escriba <text:span text:style-name="T8">GOOD</text:span>.</text:p>
      <text:p text:style-name="P7"><text:span text:style-name="T8">c)</text:span> Crea una <text:span text:style-name="T8">calculadora</text:span> que te permita seleccionar una operación (<text:span text:style-name="T8">sumar, restar, multiplicar o dividir</text:span>) y que te deje introducir <text:span text:style-name="T8">dos operandos</text:span>. Al final, mostrará el <text:span text:style-name="T8">resultado</text:span> de la operación.</text:p>
      <text:p text:style-name="Heading_20_1"><text:bookmark text:name="_493hasjol2yk"/>2. Ejercicio 02</text:p>
      <text:p text:style-name="P7">Crea un programa para comprobar si las <text:span text:style-name="T8">habitaciones de un hotel</text:span> están disponibles (vacías) o no disponibles (hay un huésped en la habitación).<text:line-break/> Además, las habitaciones disponibles pueden estar <text:span text:style-name="T8">limpias</text:span> o <text:span text:style-name="T8">no limpias</text:span>.</text:p>
      <text:p text:style-name="P7">Nuestro hotel tiene <text:span text:style-name="T8">100 habitaciones</text:span>.</text:p>
      <text:p text:style-name="P7">En un bucle, el programa pedirá un <text:span text:style-name="T8">número de habitación</text:span> y luego mostrará un menú con las siguientes opciones:</text:p>
      <text:list xml:id="list3269706245" text:style-name="WWNum1">
        <text:list-item>
          <text:p text:style-name="P8">Comprobar si una habitación está disponible o no.<text:line-break/></text:p>
        </text:list-item>
        <text:list-item>
          <text:p text:style-name="P9">Comprobar si una habitación disponible está limpia o no.<text:line-break/></text:p>
        </text:list-item>
        <text:list-item>
          <text:p text:style-name="P9">Establecer como <text:span text:style-name="T8">no disponible</text:span> una habitación que esté <text:span text:style-name="T8">limpia y disponible</text:span>.<text:line-break/></text:p>
        </text:list-item>
        <text:list-item>
          <text:p text:style-name="P9">Establecer como <text:span text:style-name="T8">disponible y no limpia</text:span> una habitación que esté <text:span text:style-name="T8">no disponible</text:span>.<text:line-break/></text:p>
        </text:list-item>
        <text:list-item>
          <text:p text:style-name="P9">Marcar como <text:span text:style-name="T8">limpia</text:span> una habitación que esté <text:span text:style-name="T8">no limpia</text:span>.<text:line-break/></text:p>
        </text:list-item>
        <text:list-item>
          <text:p text:style-name="P10">Salir del programa.<text:line-break/></text:p>
        </text:list-item>
      </text:list>
      <text:p text:style-name="P7">Si una operación <text:span text:style-name="T8">no puede realizarse</text:span>, el programa debe mostrar un <text:span text:style-name="T8">error</text:span>.</text:p>
      <text:p text:style-name="P7">El programa debe ser <text:span text:style-name="T8">persistente</text:span> (si se vuelve a ejecutar, los cambios de configuración deben mantenerse).</text:p>
      <text:p text:style-name="P7"><text:span text:style-name="T8">Consejo:</text:span> puedes crear/eliminar archivos o directorios y comprobar si exis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12. Scripting en Python Avanzado</text:span></text:p>
      </style:header>
      <style:footer>
        <text:p text:style-name="MP4"><text:span text:style-name="MT1">CFGS DAM/DAW<text:tab/><text:tab/>Unidad 12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5" meta:word-count="296" meta:character-count="1800" meta:non-whitespace-character-count="1525"/>
    <meta:generator>LibreOfficeDev/6.0.5.2$Linux_X86_64 LibreOffice_project/</meta:generator>
  </office:meta>
</office:document-meta>
</file>